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9c22" officeooo:paragraph-rsid="001e9c22"/>
    </style:style>
    <style:style style:name="P2" style:family="paragraph" style:parent-style-name="Standard">
      <style:text-properties officeooo:rsid="001f911e" officeooo:paragraph-rsid="001f911e"/>
    </style:style>
    <style:style style:name="P3" style:family="paragraph" style:parent-style-name="Standard">
      <style:text-properties fo:font-weight="bold" officeooo:rsid="001e9c22" officeooo:paragraph-rsid="001e9c22" style:font-weight-asian="bold" style:font-weight-complex="bold"/>
    </style:style>
    <style:style style:name="P4" style:family="paragraph" style:parent-style-name="Standard">
      <style:text-properties fo:font-size="14pt" fo:font-weight="bold" officeooo:rsid="001f911e" officeooo:paragraph-rsid="001f911e" style:font-size-asian="14pt" style:font-weight-asian="bold" style:font-size-complex="14pt" style:font-weight-complex="bold"/>
    </style:style>
    <style:style style:name="T1" style:family="text">
      <style:text-properties officeooo:rsid="001f91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un this code:</text:p>
      <text:p text:style-name="P2"/>
      <text:p text:style-name="P2">1. unzip the zip file.</text:p>
      <text:p text:style-name="P2">2. open index.html</text:p>
      <text:p text:style-name="P1"/>
      <text:p text:style-name="P1"/>
      <text:p text:style-name="P1"/>
      <text:p text:style-name="P1">This is a summery of what we have done till now, and then we will detail what left.</text:p>
      <text:p text:style-name="P1"/>
      <text:p text:style-name="P3">Till now:</text:p>
      <text:p text:style-name="P1"/>
      <text:p text:style-name="P1">* we took a base code from: <text:a xlink:type="simple" xlink:href="https://github.com/sdrdis/jquery.flowchart" text:style-name="Internet_20_link" text:visited-style-name="Visited_20_Internet_20_Link">https://github.com/sdrdis/jquery.flowchart</text:a></text:p>
      <text:p text:style-name="P1">* try to understand this 1000+ lines of code.</text:p>
      <text:p text:style-name="P1">* create Nodes (by buttons) <text:s/>and connect them.</text:p>
      <text:p text:style-name="P1">* a naive print (works only on 1 links per Node).</text:p>
      <text:p text:style-name="P1">* add more functions to flowchart.js that will serve as later ( print, create dictionaries, and more).</text:p>
      <text:p text:style-name="P1"/>
      <text:p text:style-name="P1"/>
      <text:p text:style-name="P3">Left to do:</text:p>
      <text:p text:style-name="P1">* Drag and Drop inste<text:span text:style-name="T1">a</text:span>d of <text:span text:style-name="T1">Buttons.</text:span></text:p>
      <text:p text:style-name="P1">* <text:span text:style-name="T1">understanding the API that we need to work with.</text:span></text:p>
      <text:p text:style-name="P1">* <text:span text:style-name="T1">add more properties to Node. (label, inputs/outputs, data, etc).</text:span></text:p>
      <text:p text:style-name="P2">* make a better print function (based on the API/Project demands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1:47:51.305611801</meta:creation-date>
    <dc:date>2018-12-11T12:09:53.711923520</dc:date>
    <meta:editing-duration>PT7M42S</meta:editing-duration>
    <meta:editing-cycles>1</meta:editing-cycles>
    <meta:document-statistic meta:table-count="0" meta:image-count="0" meta:object-count="0" meta:page-count="1" meta:paragraph-count="15" meta:word-count="125" meta:character-count="686" meta:non-whitespace-character-count="575"/>
    <meta:generator>LibreOffice/5.1.6.2$Linux_X86_64 LibreOffice_project/10m0$Build-2</meta:generator>
  </office:meta>
</office:document-meta>
</file>